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ff3333" draw:marker-start="Arrow" draw:marker-start-width="0.08cm" draw:marker-end="" draw:marker-end-width="0.08cm" draw:fill="none" draw:fill-color="#ffffff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solid" draw:fill-color="#6666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cm" svg:stroke-color="#ff3333" draw:marker-start-width="0.23cm" draw:marker-end="Arrow" draw:marker-end-width="0.08cm" draw:fill="none" draw:fill-color="#ffffff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6666ff" draw:marker-start="Arrow" draw:marker-start-width="0.08cm" draw:marker-end="" draw:marker-end-width="0.08cm" draw:fill="none" draw:fill-color="#ffffff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svg:stroke-color="#ffffff" draw:marker-start="Arrow" draw:marker-start-width="0.1cm" draw:marker-end="" draw:marker-end-width="0.095cm" draw:fill="none" draw:fill-color="#ffffff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stroke-dash="_32__20_Dots_20_1_20_Dash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font-name="Ubuntu Mono1"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color="#ff3333" style:font-name="Ubuntu Mono1" fo:font-size="8pt" style:font-size-asian="8pt" style:font-size-complex="8pt"/>
    </style:style>
    <style:style style:name="P6" style:family="paragraph">
      <style:text-properties fo:color="#6666ff" style:font-name="Ubuntu Mono1" fo:font-size="8pt" style:font-size-asian="8pt" style:font-size-complex="8pt"/>
    </style:style>
    <style:style style:name="P7" style:family="paragraph">
      <style:text-properties fo:color="#00ccff" style:font-name="Ubuntu Mono1" fo:font-size="8pt" style:font-size-asian="8pt" style:font-size-complex="8pt"/>
    </style:style>
    <style:style style:name="T1" style:family="text">
      <style:text-properties fo:color="#ffffff" style:font-name="Ubuntu Mono1" fo:font-size="8pt" style:font-size-asian="8pt" style:font-size-complex="8pt"/>
    </style:style>
    <style:style style:name="T2" style:family="text">
      <style:text-properties fo:color="#ff3333" style:font-name="Ubuntu Mono1" fo:font-size="8pt" style:font-size-asian="8pt" style:font-size-complex="8pt"/>
    </style:style>
    <style:style style:name="T3" style:family="text">
      <style:text-properties fo:color="#6666ff" style:font-name="Ubuntu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916cm" svg:y1="8.476cm" svg:x2="0.916cm" svg:y2="8.857cm">
            <text:p/>
          </draw:line>
          <draw:line draw:style-name="gr1" draw:text-style-name="P1" draw:layer="layout" svg:x1="1.216cm" svg:y1="8.482cm" svg:x2="1.216cm" svg:y2="8.863cm">
            <text:p/>
          </draw:line>
          <draw:line draw:style-name="gr1" draw:text-style-name="P1" draw:layer="layout" svg:x1="1.516cm" svg:y1="8.482cm" svg:x2="1.516cm" svg:y2="8.863cm">
            <text:p/>
          </draw:line>
          <draw:line draw:style-name="gr1" draw:text-style-name="P1" draw:layer="layout" svg:x1="1.816cm" svg:y1="8.482cm" svg:x2="1.816cm" svg:y2="8.863cm">
            <text:p/>
          </draw:line>
          <draw:line draw:style-name="gr1" draw:text-style-name="P1" draw:layer="layout" svg:x1="0.616cm" svg:y1="8.488cm" svg:x2="0.616cm" svg:y2="8.869cm">
            <text:p/>
          </draw:line>
        </draw:g>
        <draw:g>
          <draw:custom-shape draw:style-name="gr2" draw:text-style-name="P3" draw:layer="layout" svg:width="1.11cm" svg:height="5.77cm" svg:x="0.77cm" svg:y="2.612cm">
            <text:p text:style-name="P2"><text:span text:style-name="T1">IC(2)</text:span></text:p>
            <draw:enhanced-geometry svg:viewBox="0 0 21600 21600" draw:type="rectangle" draw:enhanced-path="M 0 0 L 21600 0 21600 21600 0 21600 0 0 Z N"/>
          </draw:custom-shape>
          <draw:line draw:style-name="gr3" draw:text-style-name="P1" xml:id="id1" draw:id="id1" draw:layer="layout" svg:x1="0.546cm" svg:y1="1.6cm" svg:x2="0.546cm" svg:y2="8.48cm">
            <text:p/>
          </draw:line>
          <draw:line draw:style-name="gr3" draw:text-style-name="P1" xml:id="id3" draw:id="id3" draw:layer="layout" svg:x1="0.656cm" svg:y1="1.6cm" svg:x2="0.656cm" svg:y2="8.26cm">
            <text:p/>
          </draw:line>
          <draw:line draw:style-name="gr3" draw:text-style-name="P1" xml:id="id2" draw:id="id2" draw:layer="layout" svg:x1="1.876cm" svg:y1="1.6cm" svg:x2="1.876cm" svg:y2="8.48cm">
            <text:p/>
          </draw:line>
          <draw:connector draw:style-name="gr3" draw:text-style-name="P1" draw:layer="layout" draw:type="line" svg:x1="0.546cm" svg:y1="8.48cm" svg:x2="1.876cm" svg:y2="8.48cm" draw:start-shape="id1" draw:start-glue-point="2" draw:end-shape="id2" draw:end-glue-point="2" svg:d="M546 8480h1330" svg:viewBox="0 0 1331 1">
            <text:p/>
          </draw:connector>
          <draw:connector draw:style-name="gr3" draw:text-style-name="P1" draw:layer="layout" draw:type="line" svg:x1="0.656cm" svg:y1="8.26cm" svg:x2="0.766cm" svg:y2="8.26cm" draw:start-shape="id3" draw:start-glue-point="2" draw:end-shape="id4" draw:end-glue-point="2" svg:d="M656 8260h110" svg:viewBox="0 0 111 1">
            <text:p/>
          </draw:connector>
          <draw:line draw:style-name="gr3" draw:text-style-name="P1" draw:layer="layout" svg:x1="0.546cm" svg:y1="1.6cm" svg:x2="0.656cm" svg:y2="1.6cm">
            <text:p/>
          </draw:line>
          <draw:line draw:style-name="gr3" draw:text-style-name="P1" draw:layer="layout" svg:x1="0.766cm" svg:y1="1.6cm" svg:x2="1.876cm" svg:y2="1.6cm">
            <text:p/>
          </draw:line>
          <draw:line draw:style-name="gr3" draw:text-style-name="P1" xml:id="id4" draw:id="id4" draw:layer="layout" svg:x1="0.766cm" svg:y1="1.6cm" svg:x2="0.766cm" svg:y2="8.26cm">
            <text:p/>
          </draw:line>
        </draw:g>
        <draw:g>
          <draw:line draw:style-name="gr4" draw:text-style-name="P1" draw:layer="layout" svg:x1="0.61cm" svg:y1="1.22cm" svg:x2="0.61cm" svg:y2="1.601cm">
            <text:p/>
          </draw:line>
        </draw:g>
        <draw:g>
          <draw:line draw:style-name="gr5" draw:text-style-name="P1" draw:layer="layout" svg:x1="0.89cm" svg:y1="1.22cm" svg:x2="0.89cm" svg:y2="1.601cm">
            <text:p/>
          </draw:line>
          <draw:line draw:style-name="gr5" draw:text-style-name="P1" draw:layer="layout" svg:x1="1.79cm" svg:y1="1.216cm" svg:x2="1.79cm" svg:y2="1.597cm">
            <text:p/>
          </draw:line>
          <draw:line draw:style-name="gr5" draw:text-style-name="P1" draw:layer="layout" svg:x1="1.19cm" svg:y1="1.216cm" svg:x2="1.19cm" svg:y2="1.597cm">
            <text:p/>
          </draw:line>
          <draw:line draw:style-name="gr5" draw:text-style-name="P1" draw:layer="layout" svg:x1="1.49cm" svg:y1="1.216cm" svg:x2="1.49cm" svg:y2="1.597cm">
            <text:p/>
          </draw:line>
        </draw:g>
        <draw:g>
          <draw:line draw:style-name="gr6" draw:text-style-name="P1" draw:layer="layout" svg:x1="2.32cm" svg:y1="3.63cm" svg:x2="1.91cm" svg:y2="3.63cm">
            <text:p/>
          </draw:line>
          <draw:line draw:style-name="gr5" draw:text-style-name="P1" draw:layer="layout" svg:x1="2.26cm" svg:y1="3.65cm" svg:x2="1.88cm" svg:y2="3.65cm">
            <text:p/>
          </draw:line>
        </draw:g>
        <draw:frame draw:style-name="gr7" draw:text-style-name="P5" draw:layer="layout" svg:width="1.222cm" svg:height="0.539cm" svg:x="-0.13cm" svg:y="0.7cm">
          <draw:text-box>
            <text:p text:style-name="P4"><text:span text:style-name="T2">BC(2)</text:span></text:p>
          </draw:text-box>
        </draw:frame>
        <draw:frame draw:style-name="gr7" draw:text-style-name="P6" draw:layer="layout" svg:width="1.222cm" svg:height="0.539cm" svg:x="0.73cm" svg:y="0.7cm">
          <draw:text-box>
            <text:p text:style-name="P4"><text:span text:style-name="T3">BC(3)</text:span></text:p>
          </draw:text-box>
        </draw:frame>
        <draw:frame draw:style-name="gr7" draw:text-style-name="P7" draw:layer="layout" svg:width="1.222cm" svg:height="0.539cm" svg:x="2.11cm" svg:y="3.37cm">
          <draw:text-box>
            <text:p text:style-name="P4"><text:span text:style-name="T3">BC(4)</text:span></text:p>
          </draw:text-box>
        </draw:frame>
        <draw:frame draw:style-name="gr7" draw:text-style-name="P5" draw:layer="layout" svg:width="1.222cm" svg:height="0.539cm" svg:x="0.606cm" svg:y="8.78cm">
          <draw:text-box>
            <text:p text:style-name="P4"><text:span text:style-name="T2">BC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0:44:39.000939746</meta:creation-date>
    <dc:date>2015-04-03T11:01:39.429589278</dc:date>
    <meta:editing-duration>PT1H41M40S</meta:editing-duration>
    <meta:editing-cycles>7</meta:editing-cycles>
    <meta:generator>LibreOffice/4.2.7.2$Linux_x86 LibreOffice_project/420m0$Build-2</meta:generator>
    <meta:document-statistic meta:object-count="30"/>
  </office:meta>
</office:document-meta>
</file>